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99cm" fo:margin-left="-1.065cm" fo:margin-top="0cm" fo:margin-bottom="0cm" table:align="left" style:writing-mode="lr-tb"/>
    </style:style>
    <style:style style:name="Tableau1.A" style:family="table-column">
      <style:table-column-properties style:column-width="5.32cm"/>
    </style:style>
    <style:style style:name="Tableau1.B" style:family="table-column">
      <style:table-column-properties style:column-width="10.64cm"/>
    </style:style>
    <style:style style:name="Tableau1.C" style:family="table-column">
      <style:table-column-properties style:column-width="0.432cm"/>
    </style:style>
    <style:style style:name="Tableau1.D" style:family="table-column">
      <style:table-column-properties style:column-width="4.888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1.54cm" fo:keep-together="auto"/>
    </style:style>
    <style:style style:name="Tableau1.4" style:family="table-row">
      <style:table-row-properties style:min-row-height="0.222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159cm" fo:keep-together="auto"/>
    </style:style>
    <style:style style:name="Tableau1.8" style:family="table-row">
      <style:table-row-properties style:min-row-height="0.603cm" fo:keep-together="auto"/>
    </style:style>
    <style:style style:name="P1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officeooo:paragraph-rsid="0056f251"/>
    </style:style>
    <style:style style:name="P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7900d4" style:font-size-asian="11pt" style:font-weight-asian="bold" style:font-name-complex="Arial" style:font-size-complex="11pt"/>
    </style:style>
    <style:style style:name="P5" style:family="paragraph" style:parent-style-name="Standard">
      <style:text-properties style:font-name="Caligra" officeooo:paragraph-rsid="00540c2c"/>
    </style:style>
    <style:style style:name="P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officeooo:paragraph-rsid="0055b409"/>
    </style:style>
    <style:style style:name="P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9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34df90" officeooo:paragraph-rsid="00540c2c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30913" officeooo:paragraph-rsid="00830913" style:font-size-asian="9pt" style:font-name-complex="Arial" style:font-size-complex="9pt"/>
    </style:style>
    <style:style style:name="P1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d7e87" officeooo:paragraph-rsid="008d7e87" style:font-size-asian="9pt" style:font-name-complex="Arial" style:font-size-complex="9pt"/>
    </style:style>
    <style:style style:name="P14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94e3b0" officeooo:paragraph-rsid="0094e3b0" style:font-size-asian="9pt" style:font-size-complex="9pt"/>
    </style:style>
    <style:style style:name="P1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paragraph-rsid="00540c2c" style:font-size-asian="9pt" style:font-size-complex="9pt"/>
    </style:style>
    <style:style style:name="P1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a2333" officeooo:paragraph-rsid="008a2333" style:font-size-asian="9pt" style:font-size-complex="9pt"/>
    </style:style>
    <style:style style:name="P1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9pt" officeooo:rsid="008f746a" officeooo:paragraph-rsid="008f746a" style:font-size-asian="9pt" style:font-size-complex="9pt"/>
    </style:style>
    <style:style style:name="P18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9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5fe045" officeooo:paragraph-rsid="007a8765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60035a" officeooo:paragraph-rsid="0060035a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88e024" officeooo:paragraph-rsid="0088e024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85c708" officeooo:paragraph-rsid="0085c708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weight="bold" officeooo:rsid="006449c5" officeooo:paragraph-rsid="006449c5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fo:font-style="normal" style:text-underline-style="none" fo:font-weight="normal" officeooo:rsid="00628a0b" officeooo:paragraph-rsid="00628a0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fo:font-size="11pt" officeooo:rsid="0066f120" officeooo:paragraph-rsid="0066f120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Caligra" officeooo:paragraph-rsid="00540c2c"/>
    </style:style>
    <style:style style:name="P27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officeooo:paragraph-rsid="007a8765"/>
    </style:style>
    <style:style style:name="P28" style:family="paragraph" style:parent-style-name="Standard">
      <style:paragraph-properties fo:text-align="center" style:justify-single-word="false"/>
      <style:text-properties style:font-name="Caligra" fo:font-size="11pt" officeooo:paragraph-rsid="00540c2c" style:font-size-asian="11pt" style:font-name-complex="Arial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Caligra" fo:font-size="11pt" officeooo:paragraph-rsid="00921091" style:font-size-asian="11pt" style:font-name-complex="Arial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Caligra" fo:font-size="11pt" officeooo:rsid="005cfd6b" officeooo:paragraph-rsid="005cfd6b" style:font-size-asian="11pt" style:font-name-complex="Arial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gra" fo:font-size="11pt" officeooo:rsid="0094d151" officeooo:paragraph-rsid="0094d151" style:font-size-asian="11pt" style:font-name-complex="Arial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Caligra" fo:font-size="11pt" officeooo:rsid="0094dcbb" officeooo:paragraph-rsid="0094dcbb" style:font-size-asian="11pt" style:font-name-complex="Arial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Caligra" officeooo:rsid="006bc6fd" officeooo:paragraph-rsid="006bc6fd"/>
    </style:style>
    <style:style style:name="P34" style:family="paragraph" style:parent-style-name="Standard">
      <style:paragraph-properties fo:text-align="center" style:justify-single-word="false"/>
      <style:text-properties style:font-name="Caligra" officeooo:rsid="0069368d" officeooo:paragraph-rsid="0069368d"/>
    </style:style>
    <style:style style:name="P35" style:family="paragraph" style:parent-style-name="Standard">
      <style:paragraph-properties fo:text-align="center" style:justify-single-word="false"/>
      <style:text-properties style:font-name="Caligra" officeooo:rsid="0079be33" officeooo:paragraph-rsid="0079be33"/>
    </style:style>
    <style:style style:name="P36" style:family="paragraph" style:parent-style-name="Standard">
      <style:paragraph-properties fo:text-align="center" style:justify-single-word="false"/>
      <style:text-properties style:font-name="Caligra" officeooo:paragraph-rsid="00540c2c"/>
    </style:style>
    <style:style style:name="P37" style:family="paragraph" style:parent-style-name="Standard">
      <style:paragraph-properties fo:text-align="center" style:justify-single-word="false"/>
      <style:text-properties style:font-name="Caligra" officeooo:rsid="004557dc" officeooo:paragraph-rsid="00540c2c"/>
    </style:style>
    <style:style style:name="P38" style:family="paragraph" style:parent-style-name="Standard">
      <style:paragraph-properties fo:text-align="center" style:justify-single-word="false"/>
      <style:text-properties style:font-name="Caligra" officeooo:rsid="006449c5" officeooo:paragraph-rsid="006449c5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="gradient" draw:fill-color="#ffff00" draw:fill-gradient-name="Submari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65229c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8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9" style:family="text">
      <style:text-properties fo:color="#ffffff" loext:opacity="100%" fo:font-size="11pt" fo:font-weight="bold" officeooo:rsid="0072baf7" style:font-size-asian="11pt" style:font-weight-asian="bold" style:font-name-complex="Arial" style:font-size-complex="11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d4d02" style:font-weight-asian="normal" style:font-weight-complex="normal"/>
    </style:style>
    <style:style style:name="T12" style:family="text">
      <style:text-properties fo:font-weight="normal" officeooo:rsid="007005db" style:font-weight-asian="normal" style:font-weight-complex="normal"/>
    </style:style>
    <style:style style:name="T13" style:family="text">
      <style:text-properties fo:font-weight="normal" officeooo:rsid="007294b9" style:font-weight-asian="normal" style:font-weight-complex="normal"/>
    </style:style>
    <style:style style:name="T14" style:family="text">
      <style:text-properties officeooo:rsid="00689abb"/>
    </style:style>
    <style:style style:name="T15" style:family="text">
      <style:text-properties officeooo:rsid="006beb53"/>
    </style:style>
    <style:style style:name="T1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weight="bold" officeooo:rsid="0081f0d6" style:font-size-asian="11pt" style:font-weight-asian="bold" style:font-name-complex="Arial" style:font-size-complex="11pt" style:font-weight-complex="bold"/>
    </style:style>
    <style:style style:name="T18" style:family="text">
      <style:text-properties fo:font-size="11pt" fo:font-weight="bold" officeooo:rsid="006bda20" style:font-size-asian="11pt" style:font-weight-asian="bold" style:font-name-complex="Arial" style:font-size-complex="11pt" style:font-weight-complex="bold"/>
    </style:style>
    <style:style style:name="T19" style:family="text">
      <style:text-properties fo:font-size="11pt" fo:font-weight="bold" officeooo:rsid="0063d94d" style:font-size-asian="11pt" style:font-weight-asian="bold" style:font-name-complex="Arial" style:font-size-complex="11pt" style:font-weight-complex="bold"/>
    </style:style>
    <style:style style:name="T2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21" style:family="text">
      <style:text-properties fo:font-size="11pt" fo:font-style="normal" style:text-underline-style="none" fo:font-weight="bold" officeooo:rsid="005ac567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font-size="11pt" fo:font-style="normal" style:text-underline-style="none" fo:font-weight="bold" officeooo:rsid="005c8638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font-size="11pt" fo:font-style="normal" style:text-underline-style="none" fo:font-weight="normal" officeooo:rsid="005c863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officeooo:rsid="007ddb62"/>
    </style:style>
    <style:style style:name="T25" style:family="text">
      <style:text-properties officeooo:rsid="007f45f5"/>
    </style:style>
    <style:style style:name="T26" style:family="text">
      <style:text-properties officeooo:rsid="005b654e"/>
    </style:style>
    <style:style style:name="T27" style:family="text">
      <style:text-properties officeooo:rsid="00854ea1"/>
    </style:style>
    <style:style style:name="T28" style:family="text">
      <style:text-properties officeooo:rsid="00921091"/>
    </style:style>
    <style:style style:name="gr1" style:family="graphic">
      <style:graphic-properties draw:stroke="solid" svg:stroke-width="0cm" svg:stroke-color="#000000" draw:marker-start-width="0.353cm" draw:marker-end-width="0.353cm" draw:fill="gradient" draw:fill-color="#ffff00" draw:fill-gradient-name="Submarine" fo:min-height="5.376cm" fo:padding-top="-0.197cm" fo:padding-bottom="-0.197cm" fo:padding-left="-0.197cm" fo:padding-right="-0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La dernière fois :</text:span><text:span text:style-name="T6">’’’Nous avons terminé l'activité 2 : Le sens du courant et pris la trace de cours.Nous avons commencé l'activité 3 : Le court circuit et nous sommes arrêtés  juste après l'expérience de la paille de fer.’’’</text:span></text:p>
      <text:p text:style-name="P2"><text:span text:style-name="T17">Vendredi 6</text:span><text:span text:style-name="T18"> </text:span><text:span text:style-name="T19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table:number-columns-spanned="3" office:value-type="string">
            <text:p text:style-name="P3"><text:span text:style-name="T7">Séance </text:span><text:span text:style-name="T8">8 </text:span><text:span text:style-name="T9">5ème</text:span><text:span text:style-name="T7">: </text:span><text:span text:style-name="T16">Fiche de préparation</text:span><text:span text:style-name="T20"> <text:s/></text:span></text:p>
          </table:table-cell>
          <table:covered-table-cell/>
          <table:covered-table-cell/>
          <table:table-cell table:style-name="Tableau1.D1" table:number-columns-spanned="2" office:value-type="string">
            <text:p text:style-name="P9">Durée :</text:p>
            <text:p text:style-name="P10">1h30</text:p>
          </table:table-cell>
          <table:covered-table-cell/>
        </table:table-row>
        <table:table-row table:style-name="Tableau1.2">
          <table:table-cell table:style-name="Tableau1.D1" office:value-type="string">
            <text:p text:style-name="P18">Déroulement</text:p>
          </table:table-cell>
          <table:table-cell table:style-name="Tableau1.D1" office:value-type="string">
            <text:p text:style-name="P8">Matériel</text:p>
          </table:table-cell>
          <table:table-cell table:style-name="Tableau1.D1" table:number-columns-spanned="2" office:value-type="string">
            <text:p text:style-name="P7">Temps</text:p>
          </table:table-cell>
          <table:covered-table-cell/>
          <table:table-cell table:style-name="Tableau1.D1" office:value-type="string">
            <text:p text:style-name="P4">Rôle de </text:p>
            <text:p text:style-name="P4">l’enseignant</text:p>
          </table:table-cell>
        </table:table-row>
        <table:table-row table:style-name="Tableau1.3">
          <table:table-cell table:style-name="Tableau1.D1" office:value-type="string">
            <text:p text:style-name="P19">Appel </text:p>
            <text:p text:style-name="P27"><text:span text:style-name="T15">+ Rappel </text:span><text:span text:style-name="T11">(Qu’est-ce que c’est un court circuit, pourquoi est-ce dangereux/que peut-il se passer? </text:span><text:span text:style-name="T12">Quelle expérience </text:span><text:span text:style-name="T13">avons nous réalisée</text:span><text:span text:style-name="T12">?</text:span><text:span text:style-name="T11">)</text:span></text:p>
          </table:table-cell>
          <table:table-cell table:style-name="Tableau1.D1" office:value-type="string">
            <text:p text:style-name="P28"/>
          </table:table-cell>
          <table:table-cell table:style-name="Tableau1.D1" table:number-columns-spanned="2" office:value-type="string">
            <text:p text:style-name="P11">5min</text:p>
            <text:p text:style-name="P11"/>
            <text:p text:style-name="P11"/>
            <text:p text:style-name="P12">5min</text:p>
          </table:table-cell>
          <table:covered-table-cell/>
          <table:table-cell table:style-name="Tableau1.D1" office:value-type="string">
            <text:p text:style-name="P29"><text:span text:style-name="T28">interroge les élèves</text:span></text:p>
          </table:table-cell>
        </table:table-row>
        <table:table-row table:style-name="Tableau1.4">
          <table:table-cell table:style-name="Tableau1.A4" office:value-type="string">
            <text:p text:style-name="P26"><text:span text:style-name="T21">F</text:span><text:span text:style-name="T22">inir </text:span><text:span text:style-name="T23">activité3</text:span></text:p>
            <text:p text:style-name="P24">+ la trace de cours</text:p>
          </table:table-cell>
          <table:table-cell table:style-name="Tableau1.A4" office:value-type="string">
            <text:p text:style-name="P30">Activité3 prof</text:p>
            <text:p text:style-name="P30">trace_de_cours.odt</text:p>
          </table:table-cell>
          <table:table-cell table:style-name="Tableau1.A4" table:number-columns-spanned="2" office:value-type="string">
            <text:p text:style-name="P13">15min</text:p>
            <text:p text:style-name="P13">10min</text:p>
          </table:table-cell>
          <table:covered-table-cell/>
          <table:table-cell table:style-name="Tableau1.A4" office:value-type="string">
            <text:p text:style-name="P31">Interroge et fait lire les élèves.</text:p>
            <text:p text:style-name="P32">Corrige réponse au tableau</text:p>
          </table:table-cell>
        </table:table-row>
        <table:table-row table:style-name="Tableau1.5">
          <table:table-cell table:style-name="Tableau1.A4" office:value-type="string">
            <text:p text:style-name="P20">Faire entièrement l’activité <text:span text:style-name="T14">4</text:span></text:p>
            <text:p text:style-name="P20"/>
            <text:p text:style-name="P21">trace de cours</text:p>
          </table:table-cell>
          <table:table-cell table:style-name="Tableau1.A4" office:value-type="string">
            <text:p text:style-name="P33">Activité4 prof</text:p>
            <text:p text:style-name="P34">activité4</text:p>
            <text:p text:style-name="P35">trace de cours odt</text:p>
          </table:table-cell>
          <table:table-cell table:style-name="Tableau1.A4" table:number-columns-spanned="2" office:value-type="string">
            <text:p text:style-name="P14">30min</text:p>
            <text:p text:style-name="P15"/>
            <text:p text:style-name="P16">10min</text:p>
          </table:table-cell>
          <table:covered-table-cell/>
          <table:table-cell table:style-name="Tableau1.A4" office:value-type="string">
            <text:p text:style-name="P36"/>
          </table:table-cell>
        </table:table-row>
        <table:table-row table:style-name="Tableau1.5">
          <table:table-cell table:style-name="Tableau1.A4" office:value-type="string">
            <text:p text:style-name="P22">Annonce <text:span text:style-name="T10">1h de cours seulement la prochaine fois</text:span></text:p>
          </table:table-cell>
          <table:table-cell table:style-name="Tableau1.A4" office:value-type="string">
            <text:p text:style-name="P37"/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6"/>
          </table:table-cell>
        </table:table-row>
        <table:table-row table:style-name="Tableau1.5">
          <table:table-cell table:style-name="Tableau1.A4" office:value-type="string">
            <text:p text:style-name="P25"><text:span text:style-name="T1">Rendre </text:span><text:span text:style-name="T10">les copies</text:span></text:p>
          </table:table-cell>
          <table:table-cell table:style-name="Tableau1.A4" office:value-type="string">
            <text:p text:style-name="P37"/>
          </table:table-cell>
          <table:table-cell table:style-name="Tableau1.A4" table:number-columns-spanned="2" office:value-type="string">
            <text:p text:style-name="P17">5min</text:p>
          </table:table-cell>
          <table:covered-table-cell/>
          <table:table-cell table:style-name="Tableau1.A4" office:value-type="string">
            <text:p text:style-name="P36"/>
          </table:table-cell>
        </table:table-row>
        <table:table-row table:style-name="Tableau1.8">
          <table:table-cell table:style-name="Tableau1.A4" office:value-type="string">
            <text:p text:style-name="P23">Donner<text:span text:style-name="T10"> le travail à faire</text:span></text:p>
          </table:table-cell>
          <table:table-cell table:style-name="Tableau1.A4" office:value-type="string">
            <text:p text:style-name="P38">Travail à faire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6"/>
          </table:table-cell>
        </table:table-row>
      </table:table>
      <text:p text:style-name="P5"/>
      <text:p text:style-name="P1"><draw:frame text:anchor-type="paragraph" draw:z-index="0" draw:name="Forme1" draw:style-name="gr1" draw:text-style-name="P40" svg:width="7.665cm" svg:height="4.982cm" svg:x="19.921cm" svg:y="0.009cm"><draw:text-box><text:p text:style-name="P39"><text:span text:style-name="T1"/></text:p><text:p text:style-name="P39"><text:span text:style-name="T1"/></text:p><text:p text:style-name="P39"><text:span text:style-name="T1">Lever la main pour parler</text:span></text:p><text:p text:style-name="P39"><text:span text:style-name="T1"><text:s text:c="3"/></text:span><text:span text:style-name="T1">Veste sur portemanteau</text:span></text:p></draw:text-box></draw:frame><text:span text:style-name="T2">Pour la prochaine fois </text:span><text:span text:style-name="T3">: </text:span><text:span text:style-name="T4">Finir l’activité2, recopier la trace de cours et faire le travail donné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2M38S</meta:editing-duration>
    <meta:editing-cycles>54</meta:editing-cycles>
    <meta:generator>LibreOffice/7.0.2.2$Linux_X86_64 LibreOffice_project/00$Build-2</meta:generator>
    <meta:creation-date>2020-11-05T21:20:15.155277934</meta:creation-date>
    <meta:initial-creator>J Cercy</meta:initial-creator>
    <dc:date>2020-11-09T22:37:50.113507851</dc:date>
    <dc:creator>J Cercy</dc:creator>
    <meta:document-statistic meta:table-count="1" meta:image-count="0" meta:object-count="0" meta:page-count="1" meta:paragraph-count="36" meta:word-count="157" meta:character-count="940" meta:non-whitespace-character-count="814"/>
    <meta:template xlink:type="simple" xlink:actuate="onRequest" xlink:title="fiche_de_prep_type" xlink:href="../../../../../../mes_ressources/document%20type/fiche_de_prep_type.ott" meta:date="2020-11-05T21:20:12.989244562"/>
  </office:meta>
</office:document-meta>
</file>